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padding="0.049cm" fo:border="0.06pt solid #d9d9e3"/>
    </style:style>
    <style:style style:name="P2" style:family="paragraph" style:parent-style-name="Standard">
      <style:text-properties loext:padding="0.049cm" loext:border="0.06pt solid #d9d9e3"/>
    </style:style>
    <style:style style:name="P3" style:family="paragraph" style:parent-style-name="Standard">
      <style:text-properties officeooo:rsid="000a82ac" officeooo:paragraph-rsid="000a82ac" loext:padding="0.049cm" loext:border="0.06pt solid #d9d9e3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P6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7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8" style:family="paragraph" style:parent-style-name="Text_20_body" style:list-style-name="L4">
      <style:paragraph-properties fo:padding="0.049cm" fo:border="0.06pt solid #d9d9e3"/>
      <style:text-properties loext:padding="0.049cm" loext:border="0.06pt solid #d9d9e3"/>
    </style:style>
    <style:style style:name="P9" style:family="paragraph" style:parent-style-name="Text_20_body" style:list-style-name="L5">
      <style:paragraph-properties fo:padding="0.049cm" fo:border="0.06pt solid #d9d9e3"/>
      <style:text-properties loext:padding="0.049cm" loext:border="0.06pt solid #d9d9e3"/>
    </style:style>
    <style:style style:name="P10" style:family="paragraph" style:parent-style-name="Text_20_body" style:list-style-name="L2">
      <style:paragraph-properties fo:padding="0.049cm" fo:border="0.06pt solid #d9d9e3"/>
    </style:style>
    <style:style style:name="P11" style:family="paragraph" style:parent-style-name="Text_20_body" style:list-style-name="L3">
      <style:paragraph-properties fo:padding="0.049cm" fo:border="0.06pt solid #d9d9e3"/>
    </style:style>
    <style:style style:name="P1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LUJO DE LOGIN, META. AUTHLAYOUT, EMAIL Y SIGIN</text:p>
      <text:p text:style-name="P2"/>
      <text:p text:style-name="P2"/>
      <text:p text:style-name="P4"><text:span text:style-name="T1">Este código corresponde a una aplicación web construida con Next.js que proporciona una interfaz de inicio de sesión, principalmente utilizando el proveedor de autenticación </text:span><text:span text:style-name="Source_20_Text"><text:span text:style-name="T1">next-auth</text:span></text:span><text:span text:style-name="T1">. Aquí está el flujo general de la aplicación:</text:span></text:p>
      <text:h text:style-name="P1" text:outline-level="3"><text:span text:style-name="Source_20_Text"><text:span text:style-name="T1">Login</text:span></text:span><text:span text:style-name="T1"> Component</text:span></text:h>
      <text:list xml:id="list4095822066" text:style-name="L1">
        <text:list-item>
          <text:p text:style-name="P5"><text:span text:style-name="Strong_20_Emphasis"><text:span text:style-name="T1">Importaciones:</text:span></text:span></text:p>
          <text:list>
            <text:list-item>
              <text:p text:style-name="P12"><text:span text:style-name="T1">Importa los módulos y bibliotecas necesarios, como </text:span><text:span text:style-name="Source_20_Text"><text:span text:style-name="T1">React</text:span></text:span><text:span text:style-name="T1">, </text:span><text:span text:style-name="Source_20_Text"><text:span text:style-name="T1">Link</text:span></text:span><text:span text:style-name="T1">, </text:span><text:span text:style-name="Source_20_Text"><text:span text:style-name="T1">getProviders</text:span></text:span><text:span text:style-name="T1">, </text:span><text:span text:style-name="Source_20_Text"><text:span text:style-name="T1">signIn</text:span></text:span><text:span text:style-name="T1">, </text:span><text:span text:style-name="Source_20_Text"><text:span text:style-name="T1">useSession</text:span></text:span><text:span text:style-name="T1">, </text:span><text:span text:style-name="Source_20_Text"><text:span text:style-name="T1">toast</text:span></text:span><text:span text:style-name="T1">, etc.</text:span></text:p>
            </text:list-item>
            <text:list-item>
              <text:p text:style-name="P12"><text:span text:style-name="T1">Incluye el componente </text:span><text:span text:style-name="Source_20_Text"><text:span text:style-name="T1">Meta</text:span></text:span><text:span text:style-name="T1"> y utiliza la función </text:span><text:span text:style-name="Source_20_Text"><text:span text:style-name="T1">useTranslation</text:span></text:span><text:span text:style-name="T1"> para la internacionalización.</text:span></text:p>
            </text:list-item>
          </text:list>
        </text:list-item>
        <text:list-item>
          <text:p text:style-name="P5"><text:span text:style-name="Strong_20_Emphasis"><text:span text:style-name="T1">Estado Local:</text:span></text:span></text:p>
          <text:list>
            <text:list-item>
              <text:p text:style-name="P12"><text:span text:style-name="T1">Utiliza el hook </text:span><text:span text:style-name="Source_20_Text"><text:span text:style-name="T1">useState</text:span></text:span><text:span text:style-name="T1"> para manejar el estado local, como el estado del correo electrónico (</text:span><text:span text:style-name="Source_20_Text"><text:span text:style-name="T1">email</text:span></text:span><text:span text:style-name="T1">) y el estado de envío (</text:span><text:span text:style-name="Source_20_Text"><text:span text:style-name="T1">isSubmitting</text:span></text:span><text:span text:style-name="T1">).</text:span></text:p>
            </text:list-item>
          </text:list>
        </text:list-item>
        <text:list-item>
          <text:p text:style-name="P5"><text:span text:style-name="Strong_20_Emphasis"><text:span text:style-name="T1">Validación del Correo Electrónico:</text:span></text:span></text:p>
          <text:list>
            <text:list-item>
              <text:p text:style-name="P12"><text:span text:style-name="T1">Utiliza la biblioteca </text:span><text:span text:style-name="Source_20_Text"><text:span text:style-name="T1">validator</text:span></text:span><text:span text:style-name="T1"> para validar si la dirección de correo electrónico es válida.</text:span></text:p>
            </text:list-item>
          </text:list>
        </text:list-item>
        <text:list-item>
          <text:p text:style-name="P5"><text:span text:style-name="Strong_20_Emphasis"><text:span text:style-name="T1">Manejo de Eventos:</text:span></text:span></text:p>
          <text:list>
            <text:list-item>
              <text:p text:style-name="P12"><text:span text:style-name="T1">Define funciones para manejar cambios en el correo electrónico (</text:span><text:span text:style-name="Source_20_Text"><text:span text:style-name="T1">handleEmailChange</text:span></text:span><text:span text:style-name="T1">), iniciar sesión con correo electrónico (</text:span><text:span text:style-name="Source_20_Text"><text:span text:style-name="T1">signInWithEmail</text:span></text:span><text:span text:style-name="T1">), e iniciar sesión con proveedores sociales (</text:span><text:span text:style-name="Source_20_Text"><text:span text:style-name="T1">signInWithSocial</text:span></text:span><text:span text:style-name="T1">).</text:span></text:p>
            </text:list-item>
          </text:list>
        </text:list-item>
        <text:list-item>
          <text:p text:style-name="P5"><text:span text:style-name="Strong_20_Emphasis"><text:span text:style-name="T1">Efectos Secundarios:</text:span></text:span></text:p>
          <text:list>
            <text:list-item>
              <text:p text:style-name="P12"><text:span text:style-name="T1">Utiliza el hook </text:span><text:span text:style-name="Source_20_Text"><text:span text:style-name="T1">useEffect</text:span></text:span><text:span text:style-name="T1"> para obtener la lista de proveedores sociales disponibles al cargar el componente.</text:span></text:p>
            </text:list-item>
          </text:list>
        </text:list-item>
        <text:list-item>
          <text:p text:style-name="P5"><text:span text:style-name="Strong_20_Emphasis"><text:span text:style-name="T1">Renderizado:</text:span></text:span></text:p>
          <text:list>
            <text:list-item>
              <text:p text:style-name="P7">Muestra un formulario con un campo de entrada para el correo electrónico y botones para iniciar sesión con correo electrónico y proveedores sociales.</text:p>
            </text:list-item>
          </text:list>
        </text:list-item>
      </text:list>
      <text:h text:style-name="P1" text:outline-level="3"><text:span text:style-name="Source_20_Text"><text:span text:style-name="T1">Meta</text:span></text:span><text:span text:style-name="T1"> Component</text:span></text:h>
      <text:list xml:id="list2022564174" text:style-name="L2">
        <text:list-item>
          <text:p text:style-name="P10"><text:span text:style-name="Strong_20_Emphasis"><text:span text:style-name="T1">Importaciones:</text:span></text:span></text:p>
          <text:list>
            <text:list-item>
              <text:p text:style-name="P13"><text:soft-page-break/><text:span text:style-name="T1">Importa </text:span><text:span text:style-name="Source_20_Text"><text:span text:style-name="T1">React</text:span></text:span><text:span text:style-name="T1"> y </text:span><text:span text:style-name="Source_20_Text"><text:span text:style-name="T1">Head</text:span></text:span><text:span text:style-name="T1"> de </text:span><text:span text:style-name="Source_20_Text"><text:span text:style-name="T1">next/head</text:span></text:span><text:span text:style-name="T1">.</text:span></text:p>
            </text:list-item>
          </text:list>
        </text:list-item>
        <text:list-item>
          <text:p text:style-name="P10"><text:span text:style-name="Strong_20_Emphasis"><text:span text:style-name="T1">Estado Local:</text:span></text:span></text:p>
          <text:list>
            <text:list-item>
              <text:p text:style-name="P13"><text:span text:style-name="T1">Utiliza el hook </text:span><text:span text:style-name="Source_20_Text"><text:span text:style-name="T1">useState</text:span></text:span><text:span text:style-name="T1"> para manejar el estado local, especialmente la URL del sitio.</text:span></text:p>
            </text:list-item>
          </text:list>
        </text:list-item>
        <text:list-item>
          <text:p text:style-name="P10"><text:span text:style-name="Strong_20_Emphasis"><text:span text:style-name="T1">Efectos Secundarios:</text:span></text:span></text:p>
          <text:list>
            <text:list-item>
              <text:p text:style-name="P13"><text:span text:style-name="T1">Utiliza el hook </text:span><text:span text:style-name="Source_20_Text"><text:span text:style-name="T1">useEffect</text:span></text:span><text:span text:style-name="T1"> para obtener y establecer la URL del sitio al cargar el componente.</text:span></text:p>
            </text:list-item>
          </text:list>
        </text:list-item>
        <text:list-item>
          <text:p text:style-name="P10"><text:span text:style-name="Strong_20_Emphasis"><text:span text:style-name="T1">Renderizado:</text:span></text:span></text:p>
          <text:list>
            <text:list-item>
              <text:p text:style-name="P10"><text:span text:style-name="T1">Utiliza el componente </text:span><text:span text:style-name="Source_20_Text"><text:span text:style-name="T1">Head</text:span></text:span><text:span text:style-name="T1"> para configurar las etiquetas meta, og (Open Graph), y twitter para SEO y redes sociales.</text:span></text:p>
            </text:list-item>
          </text:list>
        </text:list-item>
      </text:list>
      <text:h text:style-name="P1" text:outline-level="3"><text:span text:style-name="Source_20_Text"><text:span text:style-name="T1">AuthLayout</text:span></text:span><text:span text:style-name="T1"> Component</text:span></text:h>
      <text:list xml:id="list397119391" text:style-name="L3">
        <text:list-item>
          <text:p text:style-name="P11"><text:span text:style-name="Strong_20_Emphasis"><text:span text:style-name="T1">Importaciones:</text:span></text:span></text:p>
          <text:list>
            <text:list-item>
              <text:p text:style-name="P14"><text:span text:style-name="T1">Importa módulos como </text:span><text:span text:style-name="Source_20_Text"><text:span text:style-name="T1">React</text:span></text:span><text:span text:style-name="T1">, </text:span><text:span text:style-name="Source_20_Text"><text:span text:style-name="T1">useEffect</text:span></text:span><text:span text:style-name="T1">, </text:span><text:span text:style-name="Source_20_Text"><text:span text:style-name="T1">useRouter</text:span></text:span><text:span text:style-name="T1">, </text:span><text:span text:style-name="Source_20_Text"><text:span text:style-name="T1">useSession</text:span></text:span><text:span text:style-name="T1">, </text:span><text:span text:style-name="Source_20_Text"><text:span text:style-name="T1">useTheme</text:span></text:span><text:span text:style-name="T1">, y </text:span><text:span text:style-name="Source_20_Text"><text:span text:style-name="T1">Toaster</text:span></text:span><text:span text:style-name="T1">.</text:span></text:p>
            </text:list-item>
          </text:list>
        </text:list-item>
        <text:list-item>
          <text:p text:style-name="P11"><text:span text:style-name="Strong_20_Emphasis"><text:span text:style-name="T1">Estado Local:</text:span></text:span></text:p>
          <text:list>
            <text:list-item>
              <text:p text:style-name="P14"><text:span text:style-name="T1">Utiliza </text:span><text:span text:style-name="Source_20_Text"><text:span text:style-name="T1">useEffect</text:span></text:span><text:span text:style-name="T1"> para configurar el tema (por ejemplo, tema claro) y redirigir al usuario si ya está autenticado.</text:span></text:p>
            </text:list-item>
          </text:list>
        </text:list-item>
        <text:list-item>
          <text:p text:style-name="P11"><text:span text:style-name="Strong_20_Emphasis"><text:span text:style-name="T1">Renderizado:</text:span></text:span></text:p>
          <text:list>
            <text:list-item>
              <text:p text:style-name="P11"><text:span text:style-name="T1">Muestra el contenido principal (children) envuelto en un contenedor con margen y relleno. También incluye un componente </text:span><text:span text:style-name="Source_20_Text"><text:span text:style-name="T1">Toaster</text:span></text:span><text:span text:style-name="T1"> para mostrar notificaciones.</text:span></text:p>
            </text:list-item>
          </text:list>
        </text:list-item>
      </text:list>
      <text:h text:style-name="P1" text:outline-level="3"><text:span text:style-name="Source_20_Text"><text:span text:style-name="T1">handler</text:span></text:span><text:span text:style-name="T1"> Function</text:span></text:h>
      <text:list xml:id="list3765364724" text:style-name="L4">
        <text:list-item>
          <text:p text:style-name="P15"><text:span text:style-name="Strong_20_Emphasis"><text:span text:style-name="T1">Manejo de Peticiones HTTP:</text:span></text:span></text:p>
          <text:list>
            <text:list-item>
              <text:p text:style-name="P8">Define una función que maneja las solicitudes HTTP. En este caso, solo admite el método PUT y realiza validaciones y actualizaciones de correo electrónico.</text:p>
            </text:list-item>
          </text:list>
        </text:list-item>
      </text:list>
      <text:h text:style-name="P1" text:outline-level="3"><text:span text:style-name="Source_20_Text"><text:span text:style-name="T1">html</text:span></text:span><text:span text:style-name="T1"> y </text:span><text:span text:style-name="Source_20_Text"><text:span text:style-name="T1">text</text:span></text:span><text:span text:style-name="T1"> Functions</text:span></text:h>
      <text:list xml:id="list2930717573" text:style-name="L5">
        <text:list-item>
          <text:p text:style-name="P16"><text:span text:style-name="Strong_20_Emphasis"><text:span text:style-name="T1">Plantillas de Correo Electrónico:</text:span></text:span></text:p>
          <text:list>
            <text:list-item>
              <text:p text:style-name="P9">Definen plantillas para el correo electrónico en formato HTML y texto plano. Estas plantillas se utilizan para enviar enlaces de inicio de sesión por correo electrónico.</text:p>
            </text:list-item>
          </text:list>
        </text:list-item>
      </text:list>
      <text:p text:style-name="P6"><text:soft-page-break/>Este código parece estar diseñado para una aplicación que permite a los usuarios iniciar sesión utilizando su dirección de correo electrónico o proveedores sociales, como Google o Facebook. Además, proporciona una interfaz de usuario sencilla y utiliza Next.js para la gestión del enrutamiento y el estado de la sesió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6T12:10:04.784000000</meta:creation-date>
    <dc:date>2023-11-26T13:32:18.576000000</dc:date>
    <meta:editing-duration>PT1H22M37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39" meta:word-count="442" meta:character-count="2890" meta:non-whitespace-character-count="2518"/>
  </office:meta>
</office:document-meta>
</file>